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1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2008-07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14-07-01</text:p>
          </table:table-cell>
        </table:table-row>
        <table:table-row table:style-name="ro1">
          <table:table-cell office:value-type="string" calcext:value-type="string">
            <text:p><text:a xlink:href="javascript:sym(29348)" xlink:type="simple">Amundsen-Scott</text:a> [South Pole Station]</text:p>
          </table:table-cell>
          <table:table-cell office:value-type="string" calcext:value-type="string">
            <text:p>USA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<text:a xlink:href="javascript:sym(29350)" xlink:type="simple">Artigas</text:a></text:p>
          </table:table-cell>
          <table:table-cell office:value-type="string" calcext:value-type="string">
            <text:p>URY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<text:a xlink:href="javascript:sym(29351)" xlink:type="simple">Belgrano II</text:a></text:p>
          </table:table-cell>
          <table:table-cell office:value-type="string" calcext:value-type="string">
            <text:p>ARG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javascript:sym(29352)" xlink:type="simple">Bellinshausen</text:a> [Bellingshausen]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<text:a xlink:href="javascript:sym(34482)" xlink:type="simple">Bharati</text:a> [← 2012 opened]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...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javascript:sym(29353)" xlink:type="simple">Capitán Arturo Prat</text:a></text:p>
          </table:table-cell>
          <table:table-cell office:value-type="string" calcext:value-type="string">
            <text:p>CH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<text:a xlink:href="javascript:sym(29364)" xlink:type="simple">Carlini</text:a> (Jubany)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javascript:sym(29354)" xlink:type="simple">Casey</text:a></text:p>
          </table:table-cell>
          <table:table-cell office:value-type="string" calcext:value-type="string">
            <text:p>AUS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<text:a xlink:href="javascript:sym(29362)" xlink:type="simple">Chang Cheng</text:a> [Great Wall]</text:p>
          </table:table-cell>
          <table:table-cell office:value-type="string" calcext:value-type="string">
            <text:p>CHN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javascript:sym(29355)" xlink:type="simple">Comandante Ferraz</text:a></text:p>
          </table:table-cell>
          <table:table-cell office:value-type="string" calcext:value-type="string">
            <text:p>BRA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javascript:sym(29356)" xlink:type="simple">Concordia</text:a></text:p>
          </table:table-cell>
          <table:table-cell office:value-type="string" calcext:value-type="string">
            <text:p>FRA/ITA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<text:a xlink:href="javascript:sym(29357)" xlink:type="simple">Davis</text:a></text:p>
          </table:table-cell>
          <table:table-cell office:value-type="string" calcext:value-type="string">
            <text:p>AU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javascript:sym(29358)" xlink:type="simple">Dumont d'Urville</text:a></text:p>
          </table:table-cell>
          <table:table-cell office:value-type="string" calcext:value-type="string">
            <text:p>FR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<text:a xlink:href="javascript:sym(29360)" xlink:type="simple">Esperanza</text:a>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29361)" xlink:type="simple">General Bernardo O'Higgins Riquelme</text:a></text:p>
          </table:table-cell>
          <table:table-cell office:value-type="string" calcext:value-type="string">
            <text:p>CHL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javascript:sym(29363)" xlink:type="simple">Halley VI</text:a> [← 2012: Halley V]</text:p>
          </table:table-cell>
          <table:table-cell office:value-type="string" calcext:value-type="string">
            <text:p>GB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<text:a xlink:href="javascript:sym(29349)" xlink:type="simple">Henryk Arctowski</text:a></text:p>
          </table:table-cell>
          <table:table-cell office:value-type="string" calcext:value-type="string">
            <text:p>PO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<text:a xlink:href="javascript:sym(34483)" xlink:type="simple">Jangbogo</text:a> [← 2014 opened]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...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javascript:sym(29366)" xlink:type="simple">Maitri</text:a></text:p>
          </table:table-cell>
          <table:table-cell office:value-type="string" calcext:value-type="string">
            <text:p>IND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<text:a xlink:href="javascript:sym(29367)" xlink:type="simple">Marambio</text:a>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<text:a xlink:href="javascript:sym(29368)" xlink:type="simple">Mawson</text:a></text:p>
          </table:table-cell>
          <table:table-cell office:value-type="string" calcext:value-type="string">
            <text:p>AU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javascript:sym(29369)" xlink:type="simple">McMurdo</text:a></text:p>
          </table:table-cell>
          <table:table-cell office:value-type="string" calcext:value-type="string">
            <text:p>USA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3">
          <table:table-cell office:value-type="string" calcext:value-type="string">
            <text:p><text:a xlink:href="javascript:sym(29370)" xlink:type="simple">Mirnyj</text:a> [Mirny]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a xlink:href="javascript:sym(29372)" xlink:type="simple">Neumayer III</text:a> [← 2009: Neumayer II]</text:p>
          </table:table-cell>
          <table:table-cell office:value-type="string" calcext:value-type="string">
            <text:p>DEU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javascript:sym(29373)" xlink:type="simple">Novolazarevskaja</text:a> [Novolazarevskaya]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javascript:sym(29374)" xlink:type="simple">Orcadas</text:a></text:p>
          </table:table-cell>
          <table:table-cell office:value-type="string" calcext:value-type="string">
            <text:p>ARG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<text:a xlink:href="javascript:sym(29375)" xlink:type="simple">Palmer</text:a></text:p>
          </table:table-cell>
          <table:table-cell office:value-type="string" calcext:value-type="string">
            <text:p>US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<text:a xlink:href="javascript:sym(29376)" xlink:type="simple">Presidente Eduardo Frei Montalva</text:a> (incl. Julio Escudero, Aeródromo Teniente Rodolfo Marsh Martin)</text:p>
          </table:table-cell>
          <table:table-cell office:value-type="string" calcext:value-type="string">
            <text:p>CHL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29377)" xlink:type="simple">Progress</text:a>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javascript:sym(29378)" xlink:type="simple">Rothera</text:a></text:p>
          </table:table-cell>
          <table:table-cell office:value-type="string" calcext:value-type="string">
            <text:p>GBR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<text:a xlink:href="javascript:sym(29380)" xlink:type="simple">SANAE IV</text:a></text:p>
          </table:table-cell>
          <table:table-cell office:value-type="string" calcext:value-type="string">
            <text:p>ZAF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<text:a xlink:href="javascript:sym(29379)" xlink:type="simple">San Martín</text:a></text:p>
          </table:table-cell>
          <table:table-cell office:value-type="string" calcext:value-type="string">
            <text:p>ARG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a xlink:href="javascript:sym(29381)" xlink:type="simple">Scott</text:a></text:p>
          </table:table-cell>
          <table:table-cell office:value-type="string" calcext:value-type="string">
            <text:p>NZ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<text:a xlink:href="javascript:sym(29365)" xlink:type="simple">Sejong</text:a> [King Sejong]</text:p>
          </table:table-cell>
          <table:table-cell office:value-type="string" calcext:value-type="string">
            <text:p>KO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<text:a xlink:href="javascript:sym(29382)" xlink:type="simple">Shōwa</text:a></text:p>
          </table:table-cell>
          <table:table-cell office:value-type="string" calcext:value-type="string">
            <text:p>JAP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javascript:sym(29383)" xlink:type="simple">Troll</text:a></text:p>
          </table:table-cell>
          <table:table-cell office:value-type="string" calcext:value-type="string">
            <text:p>N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<text:a xlink:href="javascript:sym(29384)" xlink:type="simple">Vernads'kyj</text:a> [Vernadsky]</text:p>
          </table:table-cell>
          <table:table-cell office:value-type="string" calcext:value-type="string">
            <text:p>UKR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<text:a xlink:href="javascript:sym(29385)" xlink:type="simple">Vostok</text:a></text:p>
          </table:table-cell>
          <table:table-cell office:value-type="string" calcext:value-type="string">
            <text:p>RUS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<text:a xlink:href="javascript:sym(29386)" xlink:type="simple">Zhongshan</text:a> [Sun Yat-Sen]</text:p>
          </table:table-cell>
          <table:table-cell office:value-type="string" calcext:value-type="string">
            <text:p>CH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9:47:31.319077200</meta:creation-date>
    <dc:date>2025-05-05T09:47:40.567777300</dc:date>
    <meta:editing-duration>PT9S</meta:editing-duration>
    <meta:editing-cycles>1</meta:editing-cycles>
    <meta:document-statistic meta:table-count="1" meta:cell-count="160" meta:object-count="0"/>
    <meta:generator>LibreOffice/25.2.2.2$Windows_X86_64 LibreOffice_project/7370d4be9e3cf6031a51beef54ff3bda878e3fac</meta:generator>
  </office:meta>
</office:document-meta>
</file>